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 d'emploi</text:h>
      <text:p text:style-name="Standard">Sélectionner le fichier réseau</text:p>
      <text:p text:style-name="Standard">Sélectionner le fichier matrice</text:p>
      <text:p text:style-name="Standard"/>
      <text:p text:style-name="Standard">Mint vous demande un nom de fichier pour les resultats</text:p>
      <text:p text:style-name="Standard">Entrer un nom sans extension</text:p>
      <text:p text:style-name="Standard"/>
      <text:p text:style-name="Standard"/>
      <text:h text:style-name="Heading_20_1" text:outline-level="1">Fichier réseau</text:h>
      <text:p text:style-name="Standard">Délimité séparateur « ; »</text:p>
      <text:p text:style-name="Standard"/>
      <text:p text:style-name="Standard">Les champs sont les suivants</text:p>
      <text:list xml:id="list26173817" text:style-name="L1">
        <text:list-item>
          <text:p text:style-name="P1">identifiant de noeud i</text:p>
        </text:list-item>
        <text:list-item>
          <text:p text:style-name="P1">identifiant de noeud j</text:p>
        </text:list-item>
        <text:list-item>
          <text:p text:style-name="P1">identifiant de ligne (0 si marche)</text:p>
        </text:list-item>
        <text:list-item>
          <text:p text:style-name="P1">temps de parcours</text:p>
        </text:list-item>
        <text:list-item>
          <text:p text:style-name="P1">headway</text:p>
        </text:list-item>
        <text:list-item>
          <text:p text:style-name="P1">capacité du véhicule (non encore utilisé, on peut mettre 0)</text:p>
        </text:list-item>
        <text:list-item>
          <text:p text:style-name="P1">montée autorisée au noeud i (1=oui, 0=non)</text:p>
        </text:list-item>
        <text:list-item>
          <text:p text:style-name="P1">descente autorisée au noeud j (1=oui, 0=non)</text:p>
        </text:list-item>
      </text:list>
      <text:p text:style-name="Standard">ex:</text:p>
      <text:p text:style-name="Standard">ZO;O;0;0;0;0;1;1</text:p>
      <text:p text:style-name="Standard">O;D;1;25;12;70;1;1</text:p>
      <text:p text:style-name="Standard">O;E;0;6;0;0;1;1</text:p>
      <text:p text:style-name="Standard">E;D;5;15;10;70;1;1</text:p>
      <text:p text:style-name="Standard">O;A;2;7;12;70;1;1</text:p>
      <text:p text:style-name="Standard">A;B;2;6;12;70;1;1</text:p>
      <text:p text:style-name="Standard">A;B;3;4;30;70;1;1</text:p>
      <text:p text:style-name="Standard">B;D;4;10;6;70;1;1</text:p>
      <text:p text:style-name="Standard">B;D;3;4;30;70;1;1</text:p>
      <text:p text:style-name="Standard">D;ZD;0;0;0;0;1;1</text:p>
      <text:p text:style-name="Standard"/>
      <text:h text:style-name="Heading_20_1" text:outline-level="1">Fichier matrice</text:h>
      <text:p text:style-name="Standard">Délimité séparateur « ; »</text:p>
      <text:p text:style-name="Standard">Les champs sont les suivants</text:p>
      <text:list xml:id="list26384815" text:continue-numbering="true" text:style-name="L1">
        <text:list-item>
          <text:p text:style-name="P1">identifiant de noeud origine</text:p>
        </text:list-item>
        <text:list-item>
          <text:p text:style-name="P1">identifiant de noeud destination</text:p>
        </text:list-item>
        <text:list-item>
          <text:p text:style-name="P1">demande entre i et j</text:p>
        </text:list-item>
      </text:list>
      <text:p text:style-name="Standard">ex:</text:p>
      <text:p text:style-name="Standard">ZO;ZD;1000</text:p>
      <text:p text:style-name="Standard"/>
      <text:h text:style-name="Heading_20_1" text:outline-level="1"><text:soft-page-break/>Résultats</text:h>
      <text:h text:style-name="Heading_20_2" text:outline-level="2">fichier &lt;nom_result&gt;_aff.txt</text:h>
      <text:p text:style-name="Standard"/>
      <text:p text:style-name="Standard">Délimité séparateur « ; »</text:p>
      <text:p text:style-name="Standard"/>
      <text:p text:style-name="Standard">Les champs sont les suivants</text:p>
      <text:list xml:id="list26403850" text:continue-numbering="true" text:style-name="L1">
        <text:list-item>
          <text:p text:style-name="P1">identifiant de lien</text:p>
        </text:list-item>
        <text:list-item>
          <text:p text:style-name="P1">identifiant de noeud j</text:p>
        </text:list-item>
        <text:list-item>
          <text:p text:style-name="P1">identifiant de noeud j</text:p>
        </text:list-item>
        <text:list-item>
          <text:p text:style-name="P1">identifiant de ligne </text:p>
        </text:list-item>
        <text:list-item>
          <text:p text:style-name="P1">volume</text:p>
        </text:list-item>
      </text:list>
      <text:p text:style-name="Standard">ex</text:p>
      <text:p text:style-name="Standard">0;ZO;O;0;999.9998</text:p>
      <text:p text:style-name="Standard">1;O;D;1;142.6503</text:p>
      <text:p text:style-name="Standard">2;O;E;0;571.1804</text:p>
      <text:p text:style-name="Standard">3;E;D;5;571.1804</text:p>
      <text:p text:style-name="Standard">4;O;A;2;286.1691</text:p>
      <text:p text:style-name="Standard">5;A;B;2;174.8811</text:p>
      <text:p text:style-name="Standard">6;A;B;3;111.288</text:p>
      <text:p text:style-name="Standard">7;B;D;4;116.5874</text:p>
      <text:p text:style-name="Standard">8;B;D;3;169.5817</text:p>
      <text:p text:style-name="Standard">9;D;ZD;0;999.9998</text:p>
      <text:p text:style-name="Standard"/>
      <text:p text:style-name="Standard"/>
      <text:h text:style-name="Heading_20_2" text:outline-level="2">fichier &lt;nom_result&gt;_od.txt</text:h>
      <text:p text:style-name="Standard">Délimité séparateur « ; »</text:p>
      <text:p text:style-name="Standard"/>
      <text:p text:style-name="Standard">Les champs sont les suivants</text:p>
      <text:list xml:id="list26400158" text:continue-numbering="true" text:style-name="L1">
        <text:list-item>
          <text:p text:style-name="P1">identifiant de noeud <text:s/>origine</text:p>
        </text:list-item>
        <text:list-item>
          <text:p text:style-name="P1">identifiant de noeud <text:s/>destination</text:p>
        </text:list-item>
        <text:list-item>
          <text:p text:style-name="P1">temps de parcours moyen</text:p>
        </text:list-item>
      </text:list>
      <text:p text:style-name="Standard">ex:</text:p>
      <text:p text:style-name="Standard">ZO;ZD;24.46711</text:p>
      <text:p text:style-name="Standard"/>
      <text:p text:style-name="Standard"/>
      <text:h text:style-name="Heading_20_3" text:outline-level="3">fichier &lt;nom_result&gt;_stg.txt</text:h>
      <text:p text:style-name="Standard"/>
      <text:p text:style-name="Standard">Ce fichier détaille par destination les stratégies</text:p>
      <text:p text:style-name="Standard"/>
      <text:p text:style-name="Standard">Délimité séparateur « TAB »</text:p>
      <text:p text:style-name="Standard"/>
      <text:p text:style-name="Standard">Ligne destination</text:p>
      <text:list xml:id="list26390071" text:continue-numbering="true" text:style-name="L1">
        <text:list-item>
          <text:p text:style-name="P1">identifiant de noeud <text:s/>dest</text:p>
        </text:list-item>
      </text:list>
      <text:p text:style-name="Standard">Ligne lien</text:p>
      <text:list xml:id="list26377947" text:continue-numbering="true" text:style-name="L1">
        <text:list-item>
          <text:p text:style-name="P1">identifiant de lien</text:p>
        </text:list-item>
        <text:list-item>
          <text:p text:style-name="P1">identifiant de noeud i</text:p>
        </text:list-item>
        <text:list-item>
          <text:p text:style-name="P1"><text:soft-page-break/>identifiant de noeud j</text:p>
        </text:list-item>
        <text:list-item>
          <text:p text:style-name="P1">identifiant de ligne</text:p>
        </text:list-item>
        <text:list-item>
          <text:p text:style-name="P1">temps de parcours sur le lien</text:p>
        </text:list-item>
        <text:list-item>
          <text:p text:style-name="P1">temps minimum</text:p>
        </text:list-item>
        <text:list-item>
          <text:p text:style-name="P1">temps maximum</text:p>
        </text:list-item>
        <text:list-item>
          <text:p text:style-name="P1">temps maximum pour les alternatives avec hdwy=0</text:p>
        </text:list-item>
        <text:list-item>
          <text:p text:style-name="P1">nombre de services horaires</text:p>
        </text:list-item>
        <text:list-item>
          <text:p text:style-name="P1">temps moyen pour rejoindre la destination</text:p>
        </text:list-item>
      </text:list>
      <text:p text:style-name="Standard">Ligne stratégie</text:p>
      <text:list xml:id="list26344746" text:style-name="L2">
        <text:list-item>
          <text:p text:style-name="P2">identifiant de la stratégie (identifiant de ligne)</text:p>
        </text:list-item>
        <text:list-item>
          <text:p text:style-name="P2">headway</text:p>
        </text:list-item>
        <text:list-item>
          <text:p text:style-name="P2">nombre de services horaires</text:p>
        </text:list-item>
        <text:list-item>
          <text:p text:style-name="P2">proportion du volume de la stratégie</text:p>
        </text:list-item>
        <text:list-item>
          <text:p text:style-name="P2">temps mini</text:p>
        </text:list-item>
        <text:list-item>
          <text:p text:style-name="P2">temps maxi</text:p>
        </text:list-item>
        <text:list-item>
          <text:p text:style-name="P2">tronçon suivant</text:p>
        </text:list-item>
      </text:list>
      <text:p text:style-name="Standard">ex:</text:p>
      <text:p text:style-name="Standard">ZD</text:p>
      <text:p text:style-name="Standard">0<text:tab/>ZO<text:tab/>O<text:tab/>0<text:tab/>0<text:tab/>0<text:tab/>21<text:tab/>26.7118<text:tab/>26.7118<text:tab/>16<text:tab/>24.46711</text:p>
      <text:p text:style-name="Standard"><text:s/>1<text:tab/>12<text:tab/>5<text:tab/>0.1426503<text:tab/>25<text:tab/>26.7118<text:tab/>1</text:p>
      <text:p text:style-name="Standard"><text:s/>2<text:tab/>12<text:tab/>5<text:tab/>0.2861692<text:tab/>23.27777<text:tab/>26.7118<text:tab/>4</text:p>
      <text:p text:style-name="Standard"><text:s/>5<text:tab/>10<text:tab/>6<text:tab/>0.5711803<text:tab/>21<text:tab/>26.7118<text:tab/>2</text:p>
      <text:p text:style-name="Standard">1<text:tab/>O<text:tab/>D<text:tab/>1<text:tab/>12<text:tab/>25<text:tab/>25<text:tab/>25<text:tab/>25<text:tab/>0<text:tab/>25</text:p>
      <text:p text:style-name="Standard"><text:s/>1<text:tab/>0<text:tab/>0<text:tab/>1<text:tab/>25<text:tab/>25<text:tab/>9</text:p>
      <text:p text:style-name="Standard">2<text:tab/>O<text:tab/>E<text:tab/>0<text:tab/>0<text:tab/>6<text:tab/>21<text:tab/>31<text:tab/>31<text:tab/>6<text:tab/>26</text:p>
      <text:p text:style-name="Standard"><text:s/>5<text:tab/>10<text:tab/>6<text:tab/>1<text:tab/>21<text:tab/>31<text:tab/>3</text:p>
      <text:p text:style-name="Standard">3<text:tab/>E<text:tab/>D<text:tab/>5<text:tab/>10<text:tab/>15<text:tab/>15<text:tab/>15<text:tab/>15<text:tab/>0<text:tab/>15</text:p>
      <text:p text:style-name="Standard"><text:s/>5<text:tab/>0<text:tab/>0<text:tab/>1<text:tab/>15<text:tab/>15<text:tab/>9</text:p>
      <text:p text:style-name="Standard">4<text:tab/>O<text:tab/>A<text:tab/>2<text:tab/>12<text:tab/>7<text:tab/>15<text:tab/>26.66667<text:tab/>26.66667<text:tab/>12<text:tab/>23.27777</text:p>
      <text:p text:style-name="Standard"><text:s/>3<text:tab/>30<text:tab/>2<text:tab/>0.3888889<text:tab/>15<text:tab/>26.66667<text:tab/>6</text:p>
      <text:p text:style-name="Standard"><text:s/>4<text:tab/>6<text:tab/>10<text:tab/>0.611111<text:tab/>23<text:tab/>26.66667<text:tab/>5</text:p>
      <text:p text:style-name="Standard">5<text:tab/>A<text:tab/>B<text:tab/>2<text:tab/>12<text:tab/>6<text:tab/>10<text:tab/>20<text:tab/>20<text:tab/>12<text:tab/>17</text:p>
      <text:p text:style-name="Standard"><text:s/>3<text:tab/>30<text:tab/>2<text:tab/>0.3333333<text:tab/>10<text:tab/>20<text:tab/>8</text:p>
      <text:p text:style-name="Standard"><text:s/>4<text:tab/>6<text:tab/>10<text:tab/>0.6666667<text:tab/>16<text:tab/>20<text:tab/>7</text:p>
      <text:p text:style-name="Standard">6<text:tab/>A<text:tab/>B<text:tab/>3<text:tab/>30<text:tab/>4<text:tab/>8<text:tab/>8<text:tab/>8<text:tab/>0<text:tab/>8</text:p>
      <text:p text:style-name="Standard"><text:s/>3<text:tab/>0<text:tab/>0<text:tab/>1<text:tab/>8<text:tab/>8<text:tab/>8</text:p>
      <text:p text:style-name="Standard">7<text:tab/>B<text:tab/>D<text:tab/>4<text:tab/>6<text:tab/>10<text:tab/>10<text:tab/>10<text:tab/>10<text:tab/>0<text:tab/>10</text:p>
      <text:p text:style-name="Standard"><text:s/>4<text:tab/>0<text:tab/>0<text:tab/>1<text:tab/>10<text:tab/>10<text:tab/>9</text:p>
      <text:p text:style-name="Standard">8<text:tab/>B<text:tab/>D<text:tab/>3<text:tab/>30<text:tab/>4<text:tab/>4<text:tab/>4<text:tab/>4<text:tab/>0<text:tab/>4</text:p>
      <text:p text:style-name="Standard"><text:s/>3<text:tab/>0<text:tab/>0<text:tab/>1<text:tab/>4<text:tab/>4<text:tab/>9</text:p>
      <text:p text:style-name="Standard">9<text:tab/>D<text:tab/>ZD<text:tab/>0<text:tab/>0<text:tab/>0<text:tab/>0<text:tab/>0<text:tab/>0<text:tab/>0<text:tab/>0</text:p>
      <text:p text:style-name="Standard"><text:s/>0<text:tab/>0<text:tab/>0<text:tab/>1<text:tab/>0<text:tab/>0<text:tab/>-1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5T06:02:14.87</meta:creation-date>
    <dc:date>2010-11-15T06:27:25.62</dc:date>
    <meta:editing-duration>PT00H25M11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3" meta:paragraph-count="113" meta:word-count="518" meta:character-count="2551"/>
  </office:meta>
</office:document-meta>
</file>